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GE X-Y: Icons/Pictures sources</text:span></text:p>
      <text:p text:style-name="Standard"><text:span text:style-name="T1">PAGE Y-Z: Content sources</text:span></text:p>
      <text:p text:style-name="P1"/>
      <text:p text:style-name="P1"/>
      <text:p text:style-name="Standard"><text:span text:style-name="T1">Icons/Pictures sources:</text:span></text:p>
      <text:p text:style-name="Standard"/>
      <text:p text:style-name="Standard">Hamburger menu icon:</text:p>
      <text:p text:style-name="Standard">Wikimedia somewhere (remember the actual link O_O).</text:p>
      <text:p text:style-name="Standard"/>
      <text:p text:style-name="Standard">ITEM:</text:p>
      <text:p text:style-name="Standard">SOURCE</text:p>
      <text:p text:style-name="Standard"/>
      <text:p text:style-name="Standard">ITEM:</text:p>
      <text:p text:style-name="Standard">SOURCE<text:bookmark text:name="_GoBack"/></text:p>
      <text:p text:style-name="Standard"/>
      <text:p text:style-name="Standard">HOME AND SOLUTION ICON:</text:p>
      <text:p text:style-name="Standard">&lt;div&gt;Icons made by &lt;a href="https://www.flaticon.com/authors/freepik" title="Freepik"&gt;Freepik&lt;/a&gt; from &lt;a href="https://www.flaticon.com/" <text:s text:c="4"/>title="Flaticon"&gt;<text:a xlink:type="simple" xlink:href="http://www.flaticon.com/" text:style-name="Internet_20_link" text:visited-style-name="Visited_20_Internet_20_Link">www.flaticon.com</text:a>&lt;/a&gt;&lt;/div&gt;</text:p>
      <text:p text:style-name="Standard"/>
      <text:p text:style-name="Standard">PROBLEMS ICON:</text:p>
      <text:p text:style-name="Standard">&lt;div&gt;Icons made by &lt;a href="https://www.flaticon.com/authors/wanicon" title="wanicon"&gt;wanicon&lt;/a&gt; from &lt;a href="https://www.flaticon.com/" <text:s text:c="4"/>title="Flaticon"&gt;<text:a xlink:type="simple" xlink:href="http://www.flaticon.com/" text:style-name="Internet_20_link" text:visited-style-name="Visited_20_Internet_20_Link">www.flaticon.com</text:a>&lt;/a&gt;&lt;/div&gt;</text:p>
      <text:p text:style-name="Standard"/>
      <text:p text:style-name="Standard">ISSUES AND SOURCES ICON:</text:p>
      <text:p text:style-name="Standard">&lt;div&gt;Icons made by &lt;a href="https://www.flaticon.com/authors/eucalyp" title="Eucalyp"&gt;Eucalyp&lt;/a&gt; from &lt;a href="https://www.flaticon.com/" <text:s text:c="4"/>title="Flaticon"&gt;www.flaticon.com&lt;/a&gt;&lt;/div&gt;</text:p>
      <text:p text:style-name="Standard"/>
      <text:p text:style-name="Standard"><text:span text:style-name="T1">Content sources:</text:span></text:p>
      <text:p text:style-name="Standard"/>
      <text:p text:style-name="Standard"><text:soft-page-break/>CONTENT:</text:p>
      <text:p text:style-name="Standard">SOURCE</text:p>
      <text:p text:style-name="Standard"/>
      <text:p text:style-name="Standard">CONTENT:</text:p>
      <text:p text:style-name="Standard">SOUR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stian Wang</meta:initial-creator>
    <dc:creator>Kristian Wang</dc:creator>
    <meta:editing-cycles>3</meta:editing-cycles>
    <meta:creation-date>2019-10-10T19:51:00</meta:creation-date>
    <dc:date>2019-10-11T16:22:37.85</dc:date>
    <meta:editing-duration>PT6S</meta:editing-duration>
    <meta:generator>OpenOffice/4.1.6$Win32 OpenOffice.org_project/416m1$Build-9790</meta:generator>
    <meta:document-statistic meta:table-count="0" meta:image-count="0" meta:object-count="0" meta:page-count="2" meta:paragraph-count="20" meta:word-count="70" meta:character-count="8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